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" svg:font-family="Courier" style:font-family-generic="modern" style:font-pitch="fixed"/>
    <style:font-face style:name="Bitstream Vera Serif1" svg:font-family="'Bitstream Vera Serif'" style:font-family-generic="modern" style:font-pitch="variable"/>
    <style:font-face style:name="Courier1" svg:font-family="Courier" style:font-family-generic="modern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Courier" fo:font-size="10pt" style:font-size-asian="10pt" style:font-size-complex="10pt"/>
    </style:style>
    <style:style style:name="P3" style:family="paragraph" style:parent-style-name="Standard">
      <style:text-properties style:font-name="Courier" fo:font-size="10pt" style:text-underline-style="none" style:font-size-asian="10pt" style:font-size-complex="10pt"/>
    </style:style>
    <style:style style:name="P4" style:family="paragraph" style:parent-style-name="Standard">
      <style:text-properties style:font-name="Courier" fo:font-size="10pt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Courier" fo:font-size="10pt" style:text-underline-style="none" fo:font-weight="bold" style:font-size-asian="10pt" style:font-weight-asian="bold" style:font-size-complex="10pt" style:font-weight-complex="bold"/>
    </style:style>
    <style:style style:name="P6" style:family="paragraph" style:parent-style-name="Standard" style:list-style-name="L1">
      <style:text-properties style:font-name="Courier" fo:font-size="10pt" style:font-size-asian="10pt" style:font-size-complex="10pt"/>
    </style:style>
    <style:style style:name="P7" style:family="paragraph" style:parent-style-name="Standard" style:list-style-name="L1">
      <style:text-properties style:font-name="Courier" fo:font-size="10pt" style:font-size-asian="10pt" style:font-size-complex="10pt"/>
    </style:style>
    <style:style style:name="P8" style:family="paragraph" style:parent-style-name="Standard" style:list-style-name="L1">
      <style:text-properties style:font-name="Courier" fo:font-size="10pt" style:font-size-asian="10pt" style:font-size-complex="10pt"/>
    </style:style>
    <style:style style:name="P9" style:family="paragraph" style:parent-style-name="Standard" style:list-style-name="L1">
      <style:text-properties style:font-name="Courier" fo:font-size="10pt" style:font-size-asian="10pt" style:font-size-complex="10pt"/>
    </style:style>
    <style:style style:name="P10" style:family="paragraph" style:parent-style-name="Standard" style:list-style-name="L1">
      <style:text-properties style:font-name="Courier" fo:font-size="10pt" style:font-size-asian="10pt" style:font-size-complex="10pt"/>
    </style:style>
    <style:style style:name="P11" style:family="paragraph" style:parent-style-name="Standard" style:list-style-name="L1">
      <style:text-properties style:font-name="Courier" fo:font-size="10pt" style:font-size-asian="10pt" style:font-size-complex="10pt"/>
    </style:style>
    <style:style style:name="P12" style:family="paragraph" style:parent-style-name="Standard" style:list-style-name="L1">
      <style:text-properties style:font-name="Courier" fo:font-size="10pt" style:font-size-asian="10pt" style:font-size-complex="10pt"/>
    </style:style>
    <style:style style:name="P13" style:family="paragraph" style:parent-style-name="Standard" style:list-style-name="L1">
      <style:text-properties style:font-name="Courier" fo:font-size="10pt" style:font-size-asian="10pt" style:font-size-complex="10pt"/>
    </style:style>
    <style:style style:name="P14" style:family="paragraph" style:parent-style-name="Standard" style:list-style-name="L1">
      <style:text-properties style:font-name="Courier" fo:font-size="10pt" style:font-size-asian="10pt" style:font-size-complex="10pt"/>
    </style:style>
    <style:style style:name="P15" style:family="paragraph" style:parent-style-name="Standard" style:list-style-name="L1">
      <style:text-properties style:font-name="Courier" fo:font-size="10pt" style:text-underline-style="solid" style:text-underline-width="auto" style:text-underline-color="font-color" style:font-size-asian="10pt" style:font-size-complex="10pt"/>
    </style:style>
    <style:style style:name="P16" style:family="paragraph" style:parent-style-name="Standard" style:list-style-name="L1">
      <style:text-properties style:font-name="Courier" fo:font-size="10pt" style:text-underline-style="none" style:font-size-asian="10pt" style:font-size-complex="10pt"/>
    </style:style>
    <style:style style:name="P17" style:family="paragraph" style:parent-style-name="Standard" style:list-style-name="L1">
      <style:text-properties style:font-name="Courier" fo:font-size="10pt" style:text-underline-style="none" style:font-size-asian="10pt" style:font-size-complex="10pt"/>
    </style:style>
    <style:style style:name="P18" style:family="paragraph" style:parent-style-name="Standard" style:list-style-name="L1">
      <style:text-properties style:font-name="Courier" fo:font-size="10pt" style:text-underline-style="none" style:font-size-asian="10pt" style:font-size-complex="10pt"/>
    </style:style>
    <style:style style:name="P19" style:family="paragraph" style:parent-style-name="Standard" style:list-style-name="L1">
      <style:text-properties style:font-name="Courier" fo:font-size="10pt" style:text-underline-style="none" style:font-size-asian="10pt" style:font-size-complex="10pt"/>
    </style:style>
    <style:style style:name="P20" style:family="paragraph" style:parent-style-name="Standard" style:list-style-name="L1">
      <style:text-properties style:font-name="Courier" fo:font-size="10pt" style:text-underline-style="none" style:font-size-asian="10pt" style:font-size-complex="10pt"/>
    </style:style>
    <style:style style:name="P21" style:family="paragraph" style:parent-style-name="Standard" style:list-style-name="L1">
      <style:text-properties style:font-name="Courier" fo:font-size="10pt" style:text-underline-style="none" style:font-size-asian="10pt" style:font-size-complex="10pt"/>
    </style:style>
    <style:style style:name="P22" style:family="paragraph" style:parent-style-name="Standard" style:list-style-name="L1">
      <style:text-properties style:font-name="Courier" fo:font-size="10pt" style:text-underline-style="none" style:font-size-asian="10pt" style:font-size-complex="10pt"/>
    </style:style>
    <style:style style:name="P23" style:family="paragraph" style:parent-style-name="Standard" style:list-style-name="L1">
      <style:text-properties style:font-name="Courier" fo:font-size="10pt" style:text-underline-style="none" style:font-size-asian="10pt" style:font-size-complex="10pt"/>
    </style:style>
    <style:style style:name="P24" style:family="paragraph" style:parent-style-name="Standard" style:list-style-name="L1">
      <style:text-properties style:font-name="Courier" fo:font-size="10pt" style:text-underline-style="none" fo:font-weight="normal" style:font-size-asian="10pt" style:font-weight-asian="normal" style:font-size-complex="10pt" style:font-weight-complex="normal"/>
    </style:style>
    <style:style style:name="P25" style:family="paragraph" style:parent-style-name="Standard" style:list-style-name="L1">
      <style:text-properties style:font-name="Courier" fo:font-size="10pt" style:text-underline-style="none" fo:font-weight="normal" style:font-size-asian="10pt" style:font-weight-asian="normal" style:font-size-complex="10pt" style:font-weight-complex="normal"/>
    </style:style>
    <style:style style:name="P26" style:family="paragraph" style:parent-style-name="Standard" style:list-style-name="L1">
      <style:text-properties style:font-name="Courier" fo:font-size="10pt" style:text-underline-style="none" fo:font-weight="normal" style:font-size-asian="10pt" style:font-weight-asian="normal" style:font-size-complex="10pt" style:font-weight-complex="normal"/>
    </style:style>
    <style:style style:name="P27" style:family="paragraph" style:parent-style-name="Standard" style:list-style-name="L1">
      <style:text-properties style:font-name="Courier" fo:font-size="10pt" style:text-underline-style="none" fo:font-weight="normal" style:font-size-asian="10pt" style:font-weight-asian="normal" style:font-size-complex="10pt" style:font-weight-complex="normal"/>
    </style:style>
    <style:style style:name="P28" style:family="paragraph" style:parent-style-name="Standard" style:list-style-name="L1">
      <style:text-properties style:font-name="Courier" fo:font-size="10pt" style:text-underline-style="none" fo:font-weight="normal" style:font-size-asian="10pt" style:font-weight-asian="normal" style:font-size-complex="10pt" style:font-weight-complex="normal"/>
    </style:style>
    <style:style style:name="P29" style:family="paragraph" style:parent-style-name="Standard" style:list-style-name="L1">
      <style:text-properties style:font-name="Courier" fo:font-size="10pt" style:text-underline-style="none" fo:font-weight="normal" style:font-size-asian="10pt" style:font-weight-asian="normal" style:font-size-complex="10pt" style:font-weight-complex="normal"/>
    </style:style>
    <style:style style:name="P30" style:family="paragraph" style:parent-style-name="Standard" style:list-style-name="L1">
      <style:text-properties style:font-name="Courier" fo:font-size="10pt" style:text-underline-style="none" fo:font-weight="normal" style:font-size-asian="10pt" style:font-weight-asian="normal" style:font-size-complex="10pt" style:font-weight-complex="normal"/>
    </style:style>
    <style:style style:name="P31" style:family="paragraph" style:parent-style-name="Standard" style:list-style-name="L1">
      <style:text-properties style:font-name="Courier" fo:font-size="10pt" style:text-underline-style="none" fo:font-weight="normal" style:font-size-asian="10pt" style:font-weight-asian="normal" style:font-size-complex="10pt" style:font-weight-complex="normal"/>
    </style:style>
    <style:style style:name="P32" style:family="paragraph" style:parent-style-name="Standard" style:list-style-name="L1">
      <style:text-properties style:font-name="Courier" fo:font-size="10pt" style:text-underline-style="none" fo:font-weight="normal" style:font-size-asian="10pt" style:font-weight-asian="normal" style:font-size-complex="10pt" style:font-weight-complex="normal"/>
    </style:style>
    <style:style style:name="P33" style:family="paragraph" style:parent-style-name="Standard" style:list-style-name="L1">
      <style:text-properties style:font-name="Courier" fo:font-size="10pt" style:text-underline-style="none" fo:font-weight="normal" style:font-size-asian="10pt" style:font-weight-asian="normal" style:font-size-complex="10pt" style:font-weight-complex="normal"/>
    </style:style>
    <style:style style:name="P34" style:family="paragraph" style:parent-style-name="Standard" style:list-style-name="L1">
      <style:text-properties style:font-name="Courier" fo:font-size="10pt" style:text-underline-style="none" fo:font-weight="normal" style:font-size-asian="10pt" style:font-weight-asian="normal" style:font-size-complex="10pt" style:font-weight-complex="normal"/>
    </style:style>
    <style:style style:name="P35" style:family="paragraph" style:parent-style-name="Standard" style:list-style-name="L1">
      <style:text-properties style:font-name="Courier" fo:font-size="10pt" style:text-underline-style="none" fo:font-weight="normal" style:font-size-asian="10pt" style:font-weight-asian="normal" style:font-size-complex="10pt" style:font-weight-complex="normal"/>
    </style:style>
    <style:style style:name="P36" style:family="paragraph" style:parent-style-name="Standard" style:list-style-name="L1">
      <style:text-properties style:font-name="Courier" fo:font-size="10pt" style:text-underline-style="none" fo:font-weight="normal" style:font-size-asian="10pt" style:font-weight-asian="normal" style:font-size-complex="10pt" style:font-weight-complex="normal"/>
    </style:style>
    <style:style style:name="P37" style:family="paragraph" style:parent-style-name="Standard" style:list-style-name="L1">
      <style:text-properties style:font-name="Courier" fo:font-size="10pt" style:text-underline-style="none" fo:font-weight="normal" style:font-size-asian="10pt" style:font-weight-asian="normal" style:font-size-complex="10pt" style:font-weight-complex="normal"/>
    </style:style>
    <style:style style:name="P38" style:family="paragraph" style:parent-style-name="Standard" style:list-style-name="L1">
      <style:text-properties style:font-name="Courier" fo:font-size="10pt" style:text-underline-style="none" fo:font-weight="normal" style:font-size-asian="10pt" style:font-weight-asian="normal" style:font-size-complex="10pt" style:font-weight-complex="normal"/>
    </style:style>
    <style:style style:name="P39" style:family="paragraph" style:parent-style-name="Standard" style:list-style-name="L1">
      <style:text-properties fo:font-size="10pt" style:font-size-asian="10pt" style:font-size-complex="10pt"/>
    </style:style>
    <style:style style:name="P40" style:family="paragraph">
      <style:text-properties style:font-name="Courier" fo:font-size="14pt"/>
    </style:style>
    <style:style style:name="P4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3333"/>
    </style:style>
    <style:style style:name="T3" style:family="text">
      <style:text-properties fo:color="#ff3333"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Courier" fo:font-size="14pt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in" draw:marker-start="" draw:marker-start-width="0.0799in" draw:marker-end="Arrowheads_20_2" draw:marker-end-width="0.0799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none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in" draw:marker-start="Arrowheads_20_2" draw:marker-start-width="0.0799in" draw:marker-end="" draw:marker-end-width="0.0799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draw:marker-start="" draw:marker-start-width="0.0799in" draw:marker-end="Arrowheads_20_2" draw:marker-end-width="0.0799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RULES TO WRITE CSLOm CODE</text:p>
      <text:p text:style-name="P1">CSLOm CHEATSHEET</text:p>
      <text:p text:style-name="P2"/>
      <text:p text:style-name="P2"><draw:rect text:anchor-type="paragraph" draw:z-index="5" draw:style-name="gr4" draw:text-style-name="P41" svg:width="0.8961in" svg:height="0.2189in" svg:x="0.8in" svg:y="0.2098in"><text:p/></draw:rect><draw:rect text:anchor-type="paragraph" draw:z-index="6" draw:style-name="gr4" draw:text-style-name="P41" svg:width="0.8961in" svg:height="0.2189in" svg:x="3.2in" svg:y="0.1902in"><text:p/></draw:rect><draw:frame text:anchor-type="paragraph" draw:z-index="2" draw:style-name="gr1" draw:text-style-name="P40" svg:width="0.8961in" svg:height="0.2303in" svg:x="3.2in" svg:y="0.1902in"><draw:text-box><text:p><text:span text:style-name="T7"><text:s/></text:span><text:span text:style-name="T7">Parent</text:span></text:p></draw:text-box></draw:frame><draw:frame text:anchor-type="paragraph" draw:z-index="3" draw:style-name="gr1" draw:text-style-name="P40" svg:width="0.8961in" svg:height="0.2303in" svg:x="0.8in" svg:y="0.2in"><draw:text-box><text:p><text:span text:style-name="T7"><text:s/></text:span><text:span text:style-name="T7">Parent</text:span></text:p></draw:text-box></draw:frame></text:p>
      <text:list text:style-name="L1">
        <text:list-item>
          <text:p text:style-name="P6"><draw:line text:anchor-type="paragraph" draw:z-index="4" draw:style-name="gr3" draw:text-style-name="P41" svg:x1="1.2in" svg:y1="0.2098in" svg:x2="1.2in" svg:y2="0.6354in"><text:p/></draw:line><draw:line text:anchor-type="paragraph" draw:z-index="9" draw:style-name="gr3" draw:text-style-name="P41" svg:x1="3.5in" svg:y1="0.1902in" svg:x2="3.5in" svg:y2="0.6157in"><text:p/></draw:line><draw:line text:anchor-type="paragraph" draw:z-index="10" draw:style-name="gr5" draw:text-style-name="P41" svg:x1="3.8in" svg:y1="0.1902in" svg:x2="3.8in" svg:y2="0.6157in"><text:p/></draw:line><draw:line text:anchor-type="paragraph" draw:z-index="11" draw:style-name="gr6" draw:text-style-name="P41" svg:x1="0.5299in" svg:y1="0.1098in" svg:x2="0.7965in" svg:y2="0.1098in"><text:p/></draw:line><text:tab/><text:tab/> <text:s text:c="3"/><text:tab/></text:p>
          <text:p text:style-name="P6"/>
          <text:p text:style-name="P39"><draw:frame text:anchor-type="paragraph" draw:z-index="0" draw:style-name="gr1" draw:text-style-name="P40" svg:width="0.8961in" svg:height="0.2303in" svg:x="0.8in" svg:y="0.1902in"><draw:text-box><text:p><text:span text:style-name="T7"><text:s/></text:span><text:span text:style-name="T7">child</text:span></text:p></draw:text-box></draw:frame><draw:rect text:anchor-type="paragraph" draw:z-index="1" draw:style-name="gr2" draw:text-style-name="P41" svg:width="0.8961in" svg:height="0.2213in" svg:x="0.8in" svg:y="0.1902in"><text:p/></draw:rect><draw:rect text:anchor-type="paragraph" draw:z-index="7" draw:style-name="gr4" draw:text-style-name="P41" svg:width="0.8961in" svg:height="0.2189in" svg:x="3.2in" svg:y="0.2in"><text:p/></draw:rect><draw:frame text:anchor-type="paragraph" draw:z-index="8" draw:style-name="gr1" draw:text-style-name="P40" svg:width="0.8961in" svg:height="0.2303in" svg:x="3.2in" svg:y="0.2in"><draw:text-box><text:p><text:span text:style-name="T7"><text:s/></text:span><text:span text:style-name="T7">child</text:span></text:p></draw:text-box></draw:frame><text:tab/> </text:p>
          <text:p text:style-name="P6"><draw:line text:anchor-type="paragraph" draw:z-index="12" draw:style-name="gr6" draw:text-style-name="P41" svg:x1="2.9335in" svg:y1="0.1126in" svg:x2="3.2in" svg:y2="0.1126in"><text:p/></draw:line> <text:s/><text:tab/><text:tab/><text:tab/></text:p>
          <text:p text:style-name="P6"><text:s/></text:p>
          <text:p text:style-name="P6">addChild private functions in base class</text:p>
        </text:list-item>
      </text:list>
      <text:p text:style-name="P2"/>
      <text:p text:style-name="P2"><text:tab/>code example:</text:p>
      <text:p text:style-name="P2"/>
      <text:p text:style-name="P2">RefCSLOmStmtAssign CSLOmStmtAssign::build(TLineNumberType ln, RefCSLOmExpr lhs, RefCSLOmExpr rhs) {</text:p>
      <text:p text:style-name="P2"><text:s text:c="2"/></text:p>
      <text:p text:style-name="P2"/>
      <text:p text:style-name="P2"><text:s text:c="2"/>CSLOmStmtAssign stmt* = new CSLOmStmtAssign(ln);</text:p>
      <text:p text:style-name="P2"><text:s text:c="2"/>RefCSLOmStmtAssign refStmt = RefCSLOmStmtAssign(stmt);</text:p>
      <text:p text:style-name="P2"><text:s text:c="2"/>//how to do:</text:p>
      <text:p text:style-name="P2"><text:s text:c="2"/>lhs-&gt;setParent(refStmt);</text:p>
      <text:p text:style-name="P2"><text:s text:c="2"/>//how <text:span text:style-name="T1">NOT</text:span> to do:</text:p>
      <text:p text:style-name="P2"><text:s text:c="2"/>refStmt-&gt;addChild(rhs);</text:p>
      <text:p text:style-name="P2"/>
      <text:p text:style-name="P2"><text:s text:c="2"/>return refStmt;</text:p>
      <text:p text:style-name="P2">}</text:p>
      <text:p text:style-name="P2"/>
      <text:list text:style-name="L1" text:continue-numbering="true">
        <text:list-header>
          <text:p text:style-name="P6"/>
        </text:list-header>
        <text:list-item>
          <text:p text:style-name="P6"><text:s/>Use<text:tab/> FPL types</text:p>
          <text:list>
            <text:list-header>
              <text:p text:style-name="P6"><text:span text:style-name="T3">false</text:span> instead of <text:span text:style-name="T5">FALSE</text:span></text:p>
            </text:list-header>
          </text:list>
          <text:p text:style-name="P6"><text:span text:style-name="T2"><text:s text:c="2"/></text:span><text:span text:style-name="T3">true</text:span> <text:s/>instead of <text:span text:style-name="T4">TRUE</text:span></text:p>
        </text:list-item>
      </text:list>
      <text:p text:style-name="P3"/>
      <text:p text:style-name="P2"><text:tab/>code example:</text:p>
      <text:p text:style-name="P2"/>
      <text:p text:style-name="P3">//how <text:span text:style-name="T1">NOT</text:span> to do</text:p>
      <text:p text:style-name="P3">m_isAssigned = false;</text:p>
      <text:p text:style-name="P3">//how to do</text:p>
      <text:p text:style-name="P3">m_isAssigned = FALSE;</text:p>
      <text:list text:style-name="L1" text:continue-numbering="true">
        <text:list-header>
          <text:p text:style-name="P15"/>
        </text:list-header>
        <text:list-item>
          <text:p text:style-name="P16"><text:s/>CSLOmField TreeWalker passed CSLOmID instead of RefString w/name</text:p>
        </text:list-item>
      </text:list>
      <text:p text:style-name="P3"><text:tab/>CSLOmID needs to know parent; parent is not available in TreeWalker. TreeWalker needs to call build functions w/ RefString not ID.</text:p>
      <text:p text:style-name="P3"/>
      <text:p text:style-name="P3"><text:tab/>code example:</text:p>
      <text:p text:style-name="P3"/>
      <text:p text:style-name="P3">// how <text:span text:style-name="T1">NOT </text:span><text:span text:style-name="T6">to do </text:span></text:p>
      <text:p text:style-name="P3">RefCSLOmField CSLOmField::build(TLineNumberType ln, RefCSLOmIdentifier id) {</text:p>
      <text:p text:style-name="P3"><text:s text:c="2"/>....</text:p>
      <text:p text:style-name="P3">}</text:p>
      <text:p text:style-name="P3"/>
      <text:p text:style-name="P3">//how to do</text:p>
      <text:p text:style-name="P3">RefCSLOmField CSLOmField::build(TLineNumberType ln, const RefString&amp; name) {</text:p>
      <text:p text:style-name="P3"><text:s text:c="2"/>....</text:p>
      <text:p text:style-name="P3"><text:s text:c="2"/>RefCSLOmIdentifier id = CSLOmIdentifier::build(ln, refField, ID_FIELD, name);</text:p>
      <text:p text:style-name="P3"><text:s text:c="2"/>....</text:p>
      <text:p text:style-name="P3">}</text:p>
      <text:p text:style-name="P3"/>
      <text:list text:style-name="L1" text:continue-numbering="true">
        <text:list-item>
          <text:p text:style-name="P16"><text:s/>Assert the following</text:p>
          <text:list>
            <text:list-header>
              <text:p text:style-name="P16">- every arg passed (functions return value)</text:p>
            </text:list-header>
          </text:list>
        </text:list-item>
      </text:list>
      <text:p text:style-name="P3"/>
      <text:list text:style-name="L1" text:continue-numbering="true">
        <text:list-item>
          <text:list text:continue-numbering="true">
            <text:list-header>
              <text:p text:style-name="P16">- functions which call setParent need to call ASSERT(!o-&gt;getParent().get()), parent should not be set. The reason why the functions which calls the setParent should ASSERT: so if the assert that triggers the problem can be located exactly w/ant debugging.</text:p>
            </text:list-header>
          </text:list>
        </text:list-item>
      </text:list>
      <text:p text:style-name="P3"/>
      <text:p text:style-name="P3"><text:tab/>code example:</text:p>
      <text:p text:style-name="P3"/>
      <text:p text:style-name="P3">RefCSLOmField CSLOmField::build(TLineNumberType ln, const RefString&amp; name) {</text:p>
      <text:p text:style-name="P3"><text:s text:c="2"/>ASSERT(name.get(),”name should not be null”);</text:p>
      <text:p text:style-name="P3"><text:s text:c="2"/>ASSERT(!name-&gt;empty(),”name should not be null”);</text:p>
      <text:p text:style-name="P3"><text:s text:c="2"/>....</text:p>
      <text:p text:style-name="P3"><text:s text:c="2"/>RefCSLOmIdentifier id = CSLOmIdentifier::build(ln, refField, ID_FIELD, name);</text:p>
      <text:p text:style-name="P3"><text:s text:c="2"/>ASSERT(id.get(),”id should not be null”);</text:p>
      <text:p text:style-name="P3"><text:s text:c="2"/>....</text:p>
      <text:p text:style-name="P3">}</text:p>
      <text:p text:style-name="P3"/>
      <text:p text:style-name="P3"/>
      <text:list text:style-name="L1" text:continue-numbering="true">
        <text:list-item>
          <text:p text:style-name="P16"><text:s/>Use RefCounts instead of static objects and pointers to CSLOm objects.</text:p>
        </text:list-item>
      </text:list>
      <text:p text:style-name="P3"/>
      <text:p text:style-name="P3">//how <text:span text:style-name="T1">NOT</text:span><text:span text:style-name="T6"> to do</text:span></text:p>
      <text:p text:style-name="P3">TVec_RefString x;</text:p>
      <text:p text:style-name="P3">//how to do</text:p>
      <text:p text:style-name="P3">RefTVec_RefString x;</text:p>
      <text:list text:style-name="L1" text:continue-numbering="true">
        <text:list-header>
          <text:p text:style-name="P16"/>
        </text:list-header>
        <text:list-item>
          <text:p text:style-name="P16">Do <text:span text:style-name="T1">NOT </text:span><text:span text:style-name="T6">use the </text:span><text:span text:style-name="T1">this</text:span><text:span text:style-name="T6"> pointer.</text:span> Use the getThis method that returns a RefCount object</text:p>
        </text:list-item>
        <text:list-item>
          <text:p text:style-name="P16">Do <text:span text:style-name="T1">NOT </text:span><text:span text:style-name="T6">use pointers to RefCount.</text:span></text:p>
          <text:p text:style-name="P24"/>
        </text:list-item>
        <text:list-item>
          <text:p text:style-name="P24"><text:s/>Do <text:span text:style-name="T1">NOT</text:span> use mapname[“s”] name. <text:span text:style-name="T1">Use</text:span> find because [] operator creates an element in the map if the object does not exist in the map.</text:p>
        </text:list-item>
      </text:list>
      <text:p text:style-name="P4"/>
      <text:p text:style-name="P4">//how <text:span text:style-name="T1">NOT </text:span>to do </text:p>
      <text:p text:style-name="P4">TInt getValueFromMap() {</text:p>
      <text:p text:style-name="P4"><text:s text:c="2"/>return map[“s”];</text:p>
      <text:p text:style-name="P4">}</text:p>
      <text:p text:style-name="P4"/>
      <text:p text:style-name="P4">//how to do</text:p>
      <text:p text:style-name="P4">TInt getValueFromMap() {</text:p>
      <text:p text:style-name="P4"><text:s text:c="2"/>return map-&gt;find(“s”)-&gt;second;</text:p>
      <text:p text:style-name="P4">}</text:p>
      <text:p text:style-name="P4"/>
      <text:p text:style-name="P4"/>
      <text:list text:style-name="L1" text:continue-numbering="true">
        <text:list-item>
          <text:p text:style-name="P24"><text:s/><text:span text:style-name="T1">Use</text:span> typedef for iterator.</text:p>
          <text:p text:style-name="P24"/>
        </text:list-item>
        <text:list-item>
          <text:p text:style-name="P24"><text:s/><text:span text:style-name="T1">Use</text:span> at() instead of [] for vectors.</text:p>
          <text:p text:style-name="P24"/>
        </text:list-item>
        <text:list-item>
          <text:p text:style-name="P24"><text:s/><text:span text:style-name="T1">Use</text:span> bitset instead of n bool variables.</text:p>
          <text:p text:style-name="P24"/>
        </text:list-item>
        <text:list-item>
          <text:p text:style-name="P24"><text:s/>Do <text:span text:style-name="T1">NOT</text:span> use numbers in the code.</text:p>
          <text:p text:style-name="P24"/>
        </text:list-item>
        <text:list-item>
          <text:p text:style-name="P24"><text:s/><text:span text:style-name="T1">Use</text:span> CSLOm Perl lint checker(when it will be done).</text:p>
          <text:p text:style-name="P24"/>
        </text:list-item>
        <text:list-item>
          <text:p text:style-name="P24"><text:s/>Before writing a new search function in the code you need to check if a function that does the same thing does not already exist.</text:p>
          <text:p text:style-name="P24"/>
        </text:list-item>
        <text:list-item>
          <text:p text:style-name="P24"><text:s/>When sending a NULL_REF parameter, check that in that function there is not an ASSERT on that parameter and the NULL value is treated accordingly.</text:p>
        </text:list-item>
      </text:list>
      <text:p text:style-name="P3"><text:tab/></text:p>
      <text:p text:style-name="P3"/>
      <text:p text:style-name="P3"><text:s text:c="2"/>16. Do <text:span text:style-name="T1">NOT</text:span><text:span text:style-name="T6"> use getValue to compare or make arithmetic operations with CSLOmNumbers. Instead use the relational and arithmetic virtual functions that exist in the CSLOmNumber class</text:span></text:p>
      <text:p text:style-name="P4"/>
      <text:p text:style-name="P4"><text:s text:c="2"/>code example:</text:p>
      <text:p text:style-name="P4">//how <text:span text:style-name="T1">NOT</text:span> to do</text:p>
      <text:p text:style-name="P4">if (CSLOmNumber::cast(someNumber1)-&gt;getValue() &lt; CSLOmNumber::cast(someNumber1)</text:p>
      <text:p text:style-name="P4"><text:tab/><text:tab/><text:tab/><text:tab/><text:tab/><text:tab/><text:tab/><text:tab/>-&gt;getValue()) {</text:p>
      <text:p text:style-name="P4">...</text:p>
      <text:p text:style-name="P4">}</text:p>
      <text:p text:style-name="P4">//how to do</text:p>
      <text:p text:style-name="P4">if (CSLOmNumber::cast(someNumber1)-&gt;relationalLess(CSLOmNumber::cast(someNumber1))</text:p>
      <text:p text:style-name="P4"><text:tab/><text:tab/><text:tab/><text:tab/><text:tab/><text:tab/><text:tab/><text:tab/>-&gt;getValue() == ONE) {</text:p>
      <text:p text:style-name="P4">...</text:p>
      <text:p text:style-name="P4">}</text:p>
      <text:p text:style-name="P4"><text:s text:c="3"/>because, relationalLess and other CSLOmNumber functions have support for all CSLOmNumbers(VeriNum, Num32, BigNum). And getValue() for some of the CSLOmNumbers don't return a int.. for example BigNum. This will break the code.</text:p>
      <text:p text:style-name="P4"/>
      <text:p text:style-name="P4">17. Use API functions to call the base class methods. The only exception is when the object is a base object.</text:p>
      <text:p text:style-name="P4"/>
      <text:p text:style-name="P5">CSLC Compiler Arhitecture</text:p>
      <text:p text:style-name="P5"/>
      <text:p text:style-name="P4">While creating the cslom the Tree Walker calls build functions from to separate components: CSLOM and CSLOM_cmd. TW calls builds directly in cslom when in the csl code appears a constructor like </text:p>
      <text:p text:style-name="P4"><text:s text:c="3"/>csl_port u(input);</text:p>
      <text:p text:style-name="P4"/>
      <text:p text:style-name="P4">or </text:p>
      <text:p text:style-name="P4"><text:s text:c="3"/>csl_unit u {</text:p>
      <text:p text:style-name="P4"><text:s text:c="3"/>};</text:p>
      <text:p text:style-name="P4"/>
      <text:p text:style-name="P4">If there is a command call in the csl code then the TW calls that command through the CSLOM_cmd build functions. Example of a csl command</text:p>
      <text:p text:style-name="P4"/>
      <text:p text:style-name="P4"><text:s text:c="3"/>set_width(10);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" svg:font-family="Courier" style:font-family-generic="modern" style:font-pitch="fixed"/>
    <style:font-face style:name="Bitstream Vera Serif1" svg:font-family="'Bitstream Vera Serif'" style:font-family-generic="modern" style:font-pitch="variable"/>
    <style:font-face style:name="Courier1" svg:font-family="Courier" style:font-family-generic="modern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draw:marker draw:name="Arrowheads_20_2" draw:display-name="Arrowheads 2" svg:viewBox="0 0 1131 1580" svg:d="m1013 1491 118 89-567-1580-564 1580 114-85 136-68 148-46 161-17 161 13 153 46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en" fo:country="US" style:font-name-asian="Bitstream Vera Sans1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Ines Ciolacu</meta:initial-creator>
    <meta:creation-date>2007-04-28T12:48:45</meta:creation-date>
    <dc:creator>Zamfir Bogdan</dc:creator>
    <dc:date>2007-08-20T12:42:54</dc:date>
    <dc:language>en-US</dc:language>
    <meta:editing-cycles>19</meta:editing-cycles>
    <meta:editing-duration>PT1H15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97" meta:word-count="586" meta:character-count="3858"/>
  </office:meta>
</office:document-meta>
</file>